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bf273" officeooo:paragraph-rsid="000bf273"/>
    </style:style>
    <style:style style:name="P2" style:family="paragraph" style:parent-style-name="Text_20_body" style:list-style-name="L1">
      <style:text-properties officeooo:rsid="000bf273" officeooo:paragraph-rsid="000bf273"/>
    </style:style>
    <style:style style:name="P3" style:family="paragraph" style:parent-style-name="Text_20_body" style:list-style-name="L2">
      <style:text-properties officeooo:rsid="000bf273" officeooo:paragraph-rsid="000bf273"/>
    </style:style>
    <style:style style:name="P4" style:family="paragraph" style:parent-style-name="Text_20_body">
      <style:text-properties officeooo:paragraph-rsid="000bf273"/>
    </style:style>
    <style:style style:name="P5" style:family="paragraph" style:parent-style-name="Text_20_body">
      <style:paragraph-properties fo:break-before="page"/>
      <style:text-properties officeooo:paragraph-rsid="000bf273"/>
    </style:style>
    <style:style style:name="P6" style:family="paragraph" style:parent-style-name="Title">
      <style:text-properties officeooo:rsid="000bf273" officeooo:paragraph-rsid="000bf273"/>
    </style:style>
    <style:style style:name="P7" style:family="paragraph" style:parent-style-name="Heading_20_1">
      <style:paragraph-properties fo:break-before="page"/>
      <style:text-properties officeooo:rsid="000bf273" officeooo:paragraph-rsid="000bf27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Ninth Age D12 Proposal</text:p>
      <text:p text:style-name="P1"/>
      <text:h text:style-name="P7" text:outline-level="1">Abstract</text:h>
      <text:p text:style-name="P4"/>
      <text:p text:style-name="P5"/>
      <text:h text:style-name="Heading_20_1" text:outline-level="1">Introduction</text:h>
      <text:p text:style-name="Text_20_body"/>
      <text:p text:style-name="Text_20_body"/>
      <text:h text:style-name="Heading_20_1" text:outline-level="1">Current Problems</text:h>
      <text:list xml:id="list4327147589170910308" text:style-name="L1">
        <text:list-item>
          <text:p text:style-name="P2">Problems with D6</text:p>
          <text:list>
            <text:list-item>
              <text:p text:style-name="P2">Strength/Toughness</text:p>
            </text:list-item>
            <text:list-item>
              <text:p text:style-name="P2">Weapon Skill</text:p>
            </text:list-item>
            <text:list-item>
              <text:p text:style-name="P2">Armour Saves</text:p>
            </text:list-item>
            <text:list-item>
              <text:p text:style-name="P2">Fix problem with extra special rules</text:p>
            </text:list-item>
            <text:list-item>
              <text:p text:style-name="P2">Ballistic shooting either terrible or too good</text:p>
            </text:list-item>
          </text:list>
        </text:list-item>
        <text:list-item>
          <text:p text:style-name="P2">Break tests</text:p>
          <text:list>
            <text:list-item>
              <text:p text:style-name="P2">Steadfast or auto break</text:p>
            </text:list-item>
            <text:list-item>
              <text:p text:style-name="P2">Stubborn/Steadfast/unbreakable</text:p>
            </text:list-item>
          </text:list>
        </text:list-item>
        <text:list-item>
          <text:p text:style-name="P2">Ld to all encompassing</text:p>
        </text:list-item>
        <text:list-item>
          <text:p text:style-name="P2">Case Studies</text:p>
          <text:list>
            <text:list-item>
              <text:p text:style-name="P2">Elite Elves die to easily or are over powered</text:p>
            </text:list-item>
            <text:list-item>
              <text:p text:style-name="P2"><text:s/>6+ armour save is useless</text:p>
            </text:list-item>
            <text:list-item>
              <text:p text:style-name="P2">Strength of majority of models too compressed</text:p>
            </text:list-item>
          </text:list>
        </text:list-item>
      </text:list>
      <text:h text:style-name="Heading_20_1" text:outline-level="1">Simulations</text:h>
      <text:list xml:id="list5780086480987784176" text:style-name="L2">
        <text:list-item>
          <text:p text:style-name="P3">What these simulations don't represent</text:p>
          <text:list>
            <text:list-item>
              <text:p text:style-name="P3">Player skill</text:p>
            </text:list-item>
            <text:list-item>
              <text:p text:style-name="P3">Buffs/debuffs</text:p>
            </text:list-item>
          </text:list>
        </text:list-item>
        <text:list-item>
          <text:p text:style-name="P3">Pick representative troops</text:p>
          <text:list>
            <text:list-item>
              <text:p text:style-name="P3">Basic Human</text:p>
            </text:list-item>
            <text:list-item>
              <text:p text:style-name="P3">Human Levy</text:p>
            </text:list-item>
            <text:list-item>
              <text:p text:style-name="P3">Elite Human</text:p>
            </text:list-item>
            <text:list-item>
              <text:p text:style-name="P3">Elite Elf</text:p>
            </text:list-item>
            <text:list-item>
              <text:p text:style-name="P3">Elite Elf</text:p>
            </text:list-item>
            <text:list-item>
              <text:p text:style-name="P3"><text:soft-page-break/>Basic Orge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8T12:44:57.101000000</meta:creation-date>
    <dc:date>2017-01-18T12:54:23.261000000</dc:date>
    <meta:editing-duration>PT9M28S</meta:editing-duration>
    <meta:editing-cycles>1</meta:editing-cycles>
    <meta:document-statistic meta:table-count="0" meta:image-count="0" meta:object-count="0" meta:page-count="4" meta:paragraph-count="29" meta:word-count="111" meta:character-count="596" meta:non-whitespace-character-count="537"/>
    <meta:generator>LibreOffice/5.0.3.2$Windows_x86 LibreOffice_project/e5f16313668ac592c1bfb310f4390624e3dbfb75</meta:generator>
  </office:meta>
</office:document-meta>
</file>